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Standard">
      <style:paragraph-properties fo:margin-top="0in" fo:margin-bottom="0.1965in"/>
    </style:style>
    <style:style style:name="P3" style:family="paragraph" style:parent-style-name="Preformatted_20_Text">
      <style:paragraph-properties fo:margin-left="1.4772in" fo:margin-right="0in" fo:text-indent="0in" style:auto-text-indent="false"/>
      <style:text-properties style:font-name="Courier New" fo:font-size="10pt" style:font-size-asian="10pt" style:font-size-complex="10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Text_20_body" style:list-style-name="L1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 style:list-style-name="L2"/>
    <style:style style:name="P9" style:family="paragraph" style:parent-style-name="Preformatted_20_Text" style:list-style-name="L2">
      <style:paragraph-properties fo:margin-top="0in" fo:margin-bottom="0.1965in"/>
    </style:style>
    <style:style style:name="P10" style:family="paragraph" style:parent-style-name="Preformatted_20_Text">
      <style:paragraph-properties fo:margin-left="1.4772in" fo:margin-right="0in" fo:margin-top="0in" fo:margin-bottom="0.1965in" fo:text-indent="0in" style:auto-text-indent="false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a" text:start-value="2">
        <style:list-level-properties text:space-before="0.5445in" text:min-label-width="0.1965in"/>
      </text:list-level-style-number>
      <text:list-level-style-number text:level="2" text:style-name="Numbering_20_Symbols" style:num-suffix="." style:num-format="a">
        <style:list-level-properties text:space-before="1.0354in" text:min-label-width="0.1965in"/>
      </text:list-level-style-number>
      <text:list-level-style-number text:level="3" text:style-name="Numbering_20_Symbols" style:num-suffix="." style:num-format="a">
        <style:list-level-properties text:space-before="1.5264in" text:min-label-width="0.1965in"/>
      </text:list-level-style-number>
      <text:list-level-style-number text:level="4" text:style-name="Numbering_20_Symbols" style:num-suffix="." style:num-format="a">
        <style:list-level-properties text:space-before="2.0173in" text:min-label-width="0.1965in"/>
      </text:list-level-style-number>
      <text:list-level-style-number text:level="5" text:style-name="Numbering_20_Symbols" style:num-suffix="." style:num-format="a">
        <style:list-level-properties text:space-before="2.5083in" text:min-label-width="0.1965in"/>
      </text:list-level-style-number>
      <text:list-level-style-number text:level="6" text:style-name="Numbering_20_Symbols" style:num-suffix="." style:num-format="a">
        <style:list-level-properties text:space-before="2.9992in" text:min-label-width="0.1965in"/>
      </text:list-level-style-number>
      <text:list-level-style-number text:level="7" text:style-name="Numbering_20_Symbols" style:num-suffix="." style:num-format="a">
        <style:list-level-properties text:space-before="3.4902in" text:min-label-width="0.1965in"/>
      </text:list-level-style-number>
      <text:list-level-style-number text:level="8" text:style-name="Numbering_20_Symbols" style:num-suffix="." style:num-format="a">
        <style:list-level-properties text:space-before="3.9815in" text:min-label-width="0.1965in"/>
      </text:list-level-style-number>
      <text:list-level-style-number text:level="9" text:style-name="Numbering_20_Symbols" style:num-suffix="." style:num-format="a">
        <style:list-level-properties text:space-before="4.4724in" text:min-label-width="0.1965in"/>
      </text:list-level-style-number>
      <text:list-level-style-number text:level="10" text:style-name="Numbering_20_Symbols" style:num-suffix="." style:num-format="a">
        <style:list-level-properties text:space-before="4.96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 350<text:tab/><text:tab/><text:tab/><text:tab/> <text:s text:c="2"/>Homework #8<text:tab/><text:tab/><text:tab/><text:tab/><text:tab/> <text:s text:c="6"/>Tim Duffy</text:p>
      <text:p text:style-name="Standard"/>
      <text:p text:style-name="Standard"/>
      <text:p text:style-name="P2">1) <text:tab/><text:tab/><text:span text:style-name="T1">signal(semaphore[i]);<text:line-break/><text:tab/><text:tab/>for(j = 0; j &lt; N; j++) {<text:line-break/><text:tab/><text:tab/> <text:s/>wait(semaphore[j]);<text:line-break/><text:tab/><text:tab/> <text:s/>signal(semaphore[j]);<text:line-break/><text:tab/><text:tab/>}<text:line-break/><text:tab/><text:tab/>[[Rendezvous Code Here]]]</text:span></text:p>
      <text:list xml:id="list1945272899" text:style-name="L1">
        <text:list-header>
          <text:p text:style-name="P5">a. Prove that the above code will work. What should be the initialization of semaphore[i]? </text:p>
        </text:list-header>
      </text:list>
      <text:p text:style-name="Text_20_body"><text:tab/><text:tab/>The above code will work because it ensure that all processes arrive at the rendezvous <text:tab/><text:tab/><text:tab/>point in the order they arrive to the first line of code. As a semaphore reaches the first <text:tab/><text:tab/><text:tab/>line of code, it increments its value by one. Then, when the for loop executes, the <text:tab/><text:tab/><text:tab/>process i is not blocked by executing wait(). As other processes execute the above code, <text:tab/><text:tab/><text:tab/>the processes that have already made it through the first line still avoid being blocked by <text:tab/><text:tab/>executing wait().</text:p>
      <text:p text:style-name="Text_20_body"/>
      <text:p text:style-name="Text_20_body"><text:tab/><text:tab/>semaphore[i] should be initialized to 0. This way, only processes that have begun to <text:tab/><text:tab/><text:tab/>execute the above piece of code can avoid being blocked.</text:p>
      <text:p text:style-name="Text_20_body"/>
      <text:p text:style-name="Text_20_body">When presented with the above code, another student suggested that a better solution is the one below. </text:p>
      <text:list xml:id="list343465621" text:style-name="L2">
        <text:list-item>
          <text:list>
            <text:list-header>
              <text:p text:style-name="P8">signal(semaphore[i]);</text:p>
              <text:p text:style-name="P8">for(j = 0; j &lt; N; j++) {</text:p>
              <text:p text:style-name="P8"><text:s text:c="2"/>wait(semaphore[j]);</text:p>
              <text:p text:style-name="P8"><text:s text:c="2"/>signal(semaphore[j]);</text:p>
              <text:p text:style-name="P8">}</text:p>
              <text:p text:style-name="P8">[[Rendezvous Code Here]]]</text:p>
              <text:p text:style-name="P9">wait(semaphore[i]);</text:p>
            </text:list-header>
          </text:list>
        </text:list-item>
      </text:list>
      <text:list xml:id="list1771026714" text:style-name="L3">
        <text:list-item>
          <text:p text:style-name="P7">Could a process ever block as a result of executing the last instruction in the above code? If yes, give an example, if not, then explain why not. </text:p>
        </text:list-item>
      </text:list>
      <text:p text:style-name="P1"/>
      <text:p text:style-name="P1"><text:tab/><text:tab/>No, a process could never block because after reaching the rendezvous code section, <text:tab/><text:tab/><text:tab/>each semaphore has a value of 1.</text:p>
      <text:p text:style-name="P1"/>
      <text:list xml:id="list955604434" text:continue-numbering="true" text:style-name="L3">
        <text:list-item>
          <text:p text:style-name="P6">Why do you think the last instruction in the above code is included?</text:p>
        </text:list-item>
      </text:list>
      <text:p text:style-name="Standard"><text:tab/><text:tab/>This was included because the above code increases the value of the semaphores by 1 <text:tab/><text:tab/><text:tab/>when entering the rendezvous section. So this final instruction was included to return the <text:tab/><text:tab/>semaphores to their original valu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) a. Explain how the same washing machine can be assigned to two different customers. </text:p>
      <text:p text:style-name="Standard"><text:tab/><text:tab/></text:p>
      <text:p text:style-name="Standard"><text:tab/><text:tab/>Since there is nothing protecting the code within the for loop (which returns a free <text:tab/><text:tab/><text:tab/>machine) it is possible that requests from the two stations could bypass the statement</text:p>
      <text:p text:style-name="P4"><text:tab/><text:tab/>if (available[i]) <text:span text:style-name="T3">at the same exact time. For example, say machine 0 is free. If both <text:tab/><text:tab/><text:tab/>stations request a new machine at exactly the same time, and both simultaneously check <text:tab/><text:tab/>if machine 0 is free, it is possible that. before either station switches its value to false, <text:tab/><text:tab/><text:tab/>both stations will see that it is available and return that machine number.</text:span></text:p>
      <text:p text:style-name="P11"/>
      <text:p text:style-name="P11"><text:s text:c="5"/>b. Modify the pseudo code above to eliminate the problem.</text:p>
      <text:p text:style-name="P11"/>
      <text:p text:style-name="P11"><text:tab/><text:tab/>We can easily fix this problem by adding another semaphore that ensures only one <text:tab/><text:tab/><text:tab/>station searches for available machines at a time. </text:p>
      <text:p text:style-name="P11"/>
      <text:p text:style-name="P11"><text:tab/><text:tab/>Let this semaphore be called mutex, and be <text:tab/>initialized to 1.</text:p>
      <text:p text:style-name="P11"/>
      <text:p text:style-name="Standard"><text:span text:style-name="T3"><text:tab/><text:tab/><text:tab/></text:span><text:span text:style-name="T2">int allocate() /* Returns index of available machine */</text:span></text:p>
      <text:p text:style-name="P3">{</text:p>
      <text:p text:style-name="P3"/>
      <text:p text:style-name="P3"><text:s text:c="2"/><text:span text:style-name="T4">wait(mutex);</text:span></text:p>
      <text:p text:style-name="P3"><text:s text:c="2"/>wait(nfree); /* Wait until a machine is available */</text:p>
      <text:p text:style-name="P3"><text:s text:c="2"/>for (int i=0; i &lt; M; i++)</text:p>
      <text:p text:style-name="P3"><text:s text:c="4"/>if (available[i]) {</text:p>
      <text:p text:style-name="P3"><text:s text:c="6"/>available[i] = FALSE;</text:p>
      <text:p text:style-name="P3"><text:s text:c="6"/>return i;</text:p>
      <text:p text:style-name="P3"><text:s text:c="4"/>}</text:p>
      <text:p text:style-name="P3"><text:s text:c="2"/><text:span text:style-name="T4">signal(mutex);</text:span></text:p>
      <text:p text:style-name="P10"><text:span text:style-name="T1">}</text:span></text:p>
      <text:p text:style-name="Standard">3) Explain how you could use the above template to design a protocol for a set of processes to access the CS according to some arbitrary metric -- e.g., using EDF based on a deadline imposed on the process, or by accounting for the number of times a process was allowed to enter the CS, and giving priority to the process that has used the CS the least so far in its lifetime, etc.</text:p>
      <text:p text:style-name="Standard"/>
      <text:p text:style-name="Standard"><text:tab/><text:tab/>This template design could easily used with any scheduling protocol implemented. <text:tab/><text:tab/><text:tab/>When the thread responsible for scheduling runs, we can simply replace the process <text:tab/><text:tab/><text:tab/>selection method with any other method. In this example, the next process to be <text:tab/><text:tab/><text:tab/><text:tab/>scheduled is the one with the lowest id number that is requesting access. Implementing a <text:tab/><text:tab/>different method of scheduling is simply a matter of keeping track of the variables you <text:tab/><text:tab/><text:tab/>need (e.g: the current deadline for each thread, or number of times a thread accesses the <text:tab/><text:tab/><text:tab/>CS) and comparing the values for each of the thread (e.g. EDF would pick the process <text:tab/><text:tab/><text:tab/>with the closest deadline, or you may choose the one that access the CS most/leas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uffy</meta:initial-creator>
    <meta:creation-date>2011-04-11T16:39:16</meta:creation-date>
    <dc:date>2011-04-14T08:11:07</dc:date>
    <dc:creator>Tim Duffy</dc:creator>
    <meta:editing-duration>PT11H25M41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2" meta:paragraph-count="37" meta:word-count="654" meta:character-count="3898"/>
  </office:meta>
</office:document-meta>
</file>